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6f6" officeooo:paragraph-rsid="000b8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vgbhrebvudfrebjrevbdulj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8:05:12.985348621</meta:creation-date>
    <dc:date>2019-12-11T18:05:18.847388364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25" meta:non-whitespace-character-count="25"/>
    <meta:generator>LibreOffice/6.0.7.3$Linux_X86_64 LibreOffice_project/00m0$Build-3</meta:generator>
  </office:meta>
</office:document-meta>
</file>